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072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248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48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298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24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5cm" svg:height="0.624cm" svg:x="9.892cm" svg:y="14.941cm">
            <draw:text-box>
              <text:p text:style-name="P1"><text:span text:style-name="T1">6</text:span></text:p>
            </draw:text-box>
          </draw:frame>
          <draw:frame draw:style-name="gr2" draw:text-style-name="P2" draw:layer="layout" svg:width="1.069cm" svg:height="0.624cm" svg:x="9.851cm" svg:y="14.092cm">
            <draw:text-box>
              <text:p text:style-name="P1"><text:span text:style-name="T1">27°</text:span></text:p>
            </draw:text-box>
          </draw:frame>
          <draw:path draw:style-name="gr3" draw:text-style-name="P3" draw:layer="layout" svg:width="1.385cm" svg:height="0.782cm" draw:transform="skewX (0.00453785605518532) rotate (0.873537290623162) translate (8.68248611114038cm 15.4394027778023cm)" svg:viewBox="0 0 1386 783" svg:d="M0 783c90-136 228-227 374-298 134-67 275-116 411-173s284-116 406-211l130-75 65-26">
            <text:p/>
          </draw:path>
          <draw:path draw:style-name="gr3" draw:text-style-name="P3" draw:layer="layout" svg:width="1.489cm" svg:height="0.828cm" draw:transform="skewX (0.00209439510239325) rotate (0.874235422323959) translate (9.59265277777823cm 14.3528472222219cm)" svg:viewBox="0 0 1490 829" svg:d="M0 0c138 102 242 229 383 332s328 157 501 220c166 60 305 148 458 221l148 56">
            <text:p/>
          </draw:path>
          <draw:path draw:style-name="gr3" draw:text-style-name="P3" draw:layer="layout" svg:width="1.528cm" svg:height="0.809cm" draw:transform="skewX (0.00645771823237911) rotate (0.875980751575954) translate (10.2135416666993cm 14.8820138889156cm)" svg:viewBox="0 0 1529 810" svg:d="M0 810c125-113 293-145 429-265 118-104 289-136 439-206s319-108 425-230l138-75 98-34">
            <text:p/>
          </draw:path>
          <draw:path draw:style-name="gr3" draw:text-style-name="P3" draw:layer="layout" svg:width="1.474cm" svg:height="0.819cm" draw:transform="skewX (0.00645771823237885) rotate (0.876155284501153) translate (9.2839722222219cm 15.9791527777779cm)" svg:viewBox="0 0 1475 820" svg:d="M0 0c171 106 332 224 501 333 148 94 270 207 443 274 167 74 356 114 501 211l30 2">
            <text:p/>
          </draw:path>
          <draw:polyline draw:style-name="gr3" draw:text-style-name="P3" draw:layer="layout" svg:width="0.063cm" svg:height="0.292cm" draw:transform="skewX (-0.030194196059502) rotate (0.844215759189657) translate (10.4481388888895cm 14.1601111111118cm)" svg:viewBox="0 0 64 293" draw:points="42,0 2,106 0,206 64,293">
            <text:p/>
          </draw:polyline>
          <draw:path draw:style-name="gr3" draw:text-style-name="P4" draw:layer="layout" svg:width="2.886cm" svg:height="0.038cm" draw:transform="rotate (0.875282619875156) translate (9.29455555555563cm 15.989736111111cm)" svg:viewBox="0 0 2887 39" svg:d="M0 0c157 7 310 0 466 16 155 26 321 9 479 10 143-1 286 2 431-1s310 3 469 1c145-3 302 2 453-1 136 1 274 1 415 1l134 8 40 5">
            <text:p/>
          </draw:path>
          <draw:frame draw:style-name="gr1" draw:text-style-name="P2" draw:layer="layout" svg:width="0.722cm" svg:height="0.624cm" svg:x="11.054cm" svg:y="13.438cm">
            <draw:text-box>
              <text:p text:style-name="P1"><text:span text:style-name="T1">R</text:span></text:p>
            </draw:text-box>
          </draw:frame>
          <draw:frame draw:style-name="gr4" draw:text-style-name="P5" draw:layer="layout" svg:width="0.033cm" svg:height="1.187cm" draw:transform="rotate (0.90477868423386) translate (9.513cm 14.061cm)">
            <draw:text-box>
              <text:p/>
            </draw:text-box>
          </draw:frame>
          <draw:frame draw:style-name="gr5" draw:text-style-name="P6" draw:layer="layout" svg:width="0.502cm" svg:height="1.187cm" svg:x="11.898cm" svg:y="14.747cm">
            <draw:text-box>
              <text:p/>
            </draw:text-box>
          </draw:frame>
          <draw:frame draw:style-name="gr6" draw:text-style-name="P2" draw:layer="layout" svg:width="0.198cm" svg:height="0.624cm" svg:x="10.963cm" svg:y="15.333cm">
            <draw:text-box>
              <text:p text:style-name="P1"><text:span text:style-name="T1">S</text:span></text:p>
            </draw:text-box>
          </draw:frame>
          <draw:frame draw:style-name="gr7" draw:text-style-name="P2" draw:layer="layout" svg:width="0.191cm" svg:height="0.624cm" svg:x="8.97cm" svg:y="15.856cm">
            <draw:text-box>
              <text:p text:style-name="P1"><text:span text:style-name="T1">T</text:span></text:p>
            </draw:text-box>
          </draw:frame>
          <draw:frame draw:style-name="gr1" draw:text-style-name="P2" draw:layer="layout" svg:width="0.735cm" svg:height="0.624cm" svg:x="9.209cm" svg:y="13.801cm">
            <draw:text-box>
              <text:p text:style-name="P1"><text:span text:style-name="T1">U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17:54.078259636</meta:creation-date>
    <dc:date>2018-03-12T12:18:37.996712376</dc:date>
    <meta:editing-duration>PT44S</meta:editing-duration>
    <meta:editing-cycles>1</meta:editing-cycles>
    <meta:generator>LibreOffice/6.0.0.3$MacOSX_X86_64 LibreOffice_project/64a0f66915f38c6217de274f0aa8e15618924765</meta:generator>
    <meta:document-statistic meta:object-count="15"/>
  </office:meta>
</office:document-meta>
</file>